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25in" fo:margin-left="0in" table:align="left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8.597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536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idx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dr1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dx2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dr2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dr3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dx3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dx4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dr4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dx5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dx6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dx7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dx8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dr5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dr6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dr7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dr8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control text:anchor-type="as-char" svg:y="-0.4492in" draw:z-index="0" draw:style-name="gr1" draw:text-style-name="P3" svg:width="0.6114in" svg:height="0.4449in" draw:control="control1"/></text:p>
          </table:table-cell>
          <table:table-cell table:style-name="Table1.B1" office:value-type="string">
            <text:p text:style-name="P1"><draw:control text:anchor-type="as-char" svg:y="-0.6091in" draw:z-index="1" draw:style-name="gr1" draw:text-style-name="P3" svg:width="4.6807in" svg:height="0.4307in" draw:control="control2"/></text:p>
          </table:table-cell>
        </table:table-row>
        <table:table-row table:style-name="Table1.2">
          <table:table-cell table:style-name="Table1.A2" office:value-type="string">
            <text:p text:style-name="P1"><draw:control text:anchor-type="as-char" svg:y="-0.4492in" draw:z-index="2" draw:style-name="gr1" draw:text-style-name="P3" svg:width="0.6114in" svg:height="0.4449in" draw:control="control3"/></text:p>
          </table:table-cell>
          <table:table-cell table:style-name="Table1.B2" office:value-type="string">
            <text:p text:style-name="P1"><draw:control text:anchor-type="as-char" svg:y="-0.6091in" draw:z-index="3" draw:style-name="gr1" draw:text-style-name="P3" svg:width="4.6807in" svg:height="0.4307in" draw:control="control4"/></text:p>
          </table:table-cell>
        </table:table-row>
        <table:table-row>
          <table:table-cell table:style-name="Table1.A2" office:value-type="string">
            <text:p text:style-name="P1"><draw:control text:anchor-type="as-char" svg:y="-0.4492in" draw:z-index="5" draw:style-name="gr1" draw:text-style-name="P3" svg:width="0.6114in" svg:height="0.4449in" draw:control="control6"/></text:p>
          </table:table-cell>
          <table:table-cell table:style-name="Table1.B2" office:value-type="string">
            <text:p text:style-name="P1"><draw:control text:anchor-type="as-char" svg:y="-0.6091in" draw:z-index="4" draw:style-name="gr1" draw:text-style-name="P3" svg:width="4.6807in" svg:height="0.4307in" draw:control="control5"/></text:p>
          </table:table-cell>
        </table:table-row>
        <table:table-row>
          <table:table-cell table:style-name="Table1.A2" office:value-type="string">
            <text:p text:style-name="P1"><draw:control text:anchor-type="as-char" svg:y="-0.0555in" draw:z-index="6" draw:style-name="gr1" draw:text-style-name="P3" svg:width="0.6114in" svg:height="0.4449in" draw:control="control7"/></text:p>
          </table:table-cell>
          <table:table-cell table:style-name="Table1.B2" office:value-type="string">
            <text:p text:style-name="P1"><draw:control text:anchor-type="as-char" svg:y="-0.6091in" draw:z-index="7" draw:style-name="gr1" draw:text-style-name="P3" svg:width="4.6807in" svg:height="0.4307in" draw:control="control8"/></text:p>
          </table:table-cell>
        </table:table-row>
        <table:table-row>
          <table:table-cell table:style-name="Table1.A2" office:value-type="string">
            <text:p text:style-name="P1"><draw:control text:anchor-type="as-char" svg:y="-0.4492in" draw:z-index="8" draw:style-name="gr1" draw:text-style-name="P3" svg:width="0.6114in" svg:height="0.4449in" draw:control="control9"/></text:p>
          </table:table-cell>
          <table:table-cell table:style-name="Table1.B2" office:value-type="string">
            <text:p text:style-name="P1"><draw:control text:anchor-type="as-char" svg:y="-0.6091in" draw:z-index="12" draw:style-name="gr1" draw:text-style-name="P3" svg:width="4.6807in" svg:height="0.4307in" draw:control="control13"/></text:p>
          </table:table-cell>
        </table:table-row>
        <table:table-row>
          <table:table-cell table:style-name="Table1.A2" office:value-type="string">
            <text:p text:style-name="P1"><draw:control text:anchor-type="as-char" svg:y="-0.4492in" draw:z-index="9" draw:style-name="gr1" draw:text-style-name="P3" svg:width="0.6114in" svg:height="0.4449in" draw:control="control10"/></text:p>
          </table:table-cell>
          <table:table-cell table:style-name="Table1.B2" office:value-type="string">
            <text:p text:style-name="P1"><draw:control text:anchor-type="as-char" svg:y="-0.6091in" draw:z-index="13" draw:style-name="gr1" draw:text-style-name="P3" svg:width="4.6807in" svg:height="0.4307in" draw:control="control14"/></text:p>
          </table:table-cell>
        </table:table-row>
        <table:table-row>
          <table:table-cell table:style-name="Table1.A2" office:value-type="string">
            <text:p text:style-name="P1"><draw:control text:anchor-type="as-char" svg:y="-0.4492in" draw:z-index="10" draw:style-name="gr1" draw:text-style-name="P3" svg:width="0.6114in" svg:height="0.4449in" draw:control="control11"/></text:p>
          </table:table-cell>
          <table:table-cell table:style-name="Table1.B2" office:value-type="string">
            <text:p text:style-name="P1"><draw:control text:anchor-type="as-char" svg:y="-0.6091in" draw:z-index="14" draw:style-name="gr1" draw:text-style-name="P3" svg:width="4.6807in" svg:height="0.4307in" draw:control="control15"/></text:p>
          </table:table-cell>
        </table:table-row>
        <table:table-row>
          <table:table-cell table:style-name="Table1.A2" office:value-type="string">
            <text:p text:style-name="P1"><draw:control text:anchor-type="as-char" svg:y="-0.4492in" draw:z-index="11" draw:style-name="gr1" draw:text-style-name="P3" svg:width="0.6114in" svg:height="0.4449in" draw:control="control12"/></text:p>
          </table:table-cell>
          <table:table-cell table:style-name="Table1.B2" office:value-type="string">
            <text:p text:style-name="P1"><draw:control text:anchor-type="as-char" svg:y="-0.6091in" draw:z-index="15" draw:style-name="gr1" draw:text-style-name="P3" svg:width="4.6807in" svg:height="0.4307in" draw:control="control16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8T00:26:44</meta:creation-date>
    <dc:date>2014-03-18T08:58:42</dc:date>
    <dc:creator>mike </dc:creator>
    <meta:editing-duration>PT2M30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1" meta:paragraph-count="16" meta:word-count="0" meta:character-count="16" meta:non-whitespace-character-count="0"/>
  </office:meta>
</office:document-meta>
</file>